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游ゴシック Light" svg:font-family="游ゴシック Light" style:font-family-generic="modern" style:font-pitch="variable" svg:panose-1="2 11 3 0 0 0 0 0 0 0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84in" style:use-optimal-column-width="false"/>
    </style:style>
    <style:style style:name="TableColumn3" style:family="table-column">
      <style:table-column-properties style:column-width="0.2062in" style:use-optimal-column-width="false"/>
    </style:style>
    <style:style style:name="TableColumn4" style:family="table-column">
      <style:table-column-properties style:column-width="1.7562in" style:use-optimal-column-width="false"/>
    </style:style>
    <style:style style:name="TableColumn5" style:family="table-column">
      <style:table-column-properties style:column-width="0.6791in" style:use-optimal-column-width="false"/>
    </style:style>
    <style:style style:name="TableColumn6" style:family="table-column">
      <style:table-column-properties style:column-width="2.3972in" style:use-optimal-column-width="false"/>
    </style:style>
    <style:style style:name="TableColumn7" style:family="table-column">
      <style:table-column-properties style:column-width="0.7534in" style:use-optimal-column-width="false"/>
    </style:style>
    <style:style style:name="TableColumn8" style:family="table-column">
      <style:table-column-properties style:column-width="0.0277in" style:use-optimal-column-width="false"/>
    </style:style>
    <style:style style:name="Table1" style:family="table" style:master-page-name="MP0">
      <style:table-properties style:width="6.704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andard" style:family="paragraph">
      <style:paragraph-properties fo:break-before="page"/>
      <style:text-properties style:font-name="Arial" fo:font-weight="bold" style:font-weight-asian="bold" style:font-weight-complex="bold" fo:font-size="24pt" style:font-size-asian="24pt" style:font-size-complex="24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Standard" style:family="paragraph">
      <style:text-properties style:font-name="Arial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Standard" style:family="paragraph">
      <style:text-properties style:font-name="Arial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Standard" style:family="paragraph">
      <style:text-properties style:font-name="Arial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P23" style:parent-style-name="Standard" style:family="paragraph">
      <style:text-properties style:font-name="Ari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Arial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style:font-name="Arial" style:language-asian="ja" style:country-asian="JP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Arial" style:language-asian="ja" style:country-asian="JP"/>
    </style:style>
    <style:style style:name="T31" style:parent-style-name="DefaultParagraphFont" style:family="text">
      <style:text-properties style:font-name="Arial"/>
    </style:style>
    <style:style style:name="T32" style:parent-style-name="DefaultParagraphFont" style:family="text">
      <style:text-properties style:font-name="Arial" style:language-asian="ja" style:country-asian="JP"/>
    </style:style>
    <style:style style:name="T33" style:parent-style-name="DefaultParagraphFont" style:family="text">
      <style:text-properties style:font-name="Arial"/>
    </style:style>
    <style:style style:name="T34" style:parent-style-name="DefaultParagraphFont" style:family="text">
      <style:text-properties style:font-name="Arial" style:language-asian="ja" style:country-asian="JP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style:font-name="Arial" style:language-asian="ja" style:country-asian="JP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text-properties style:font-name="Aria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style:font-name="Arial" style:language-asian="ja" style:country-asian="JP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T44" style:parent-style-name="DefaultParagraphFont" style:family="text">
      <style:text-properties style:font-name="Arial" style:language-asian="ja" style:country-asian="JP"/>
    </style:style>
    <style:style style:name="T45" style:parent-style-name="DefaultParagraphFont" style:family="text">
      <style:text-properties style:font-name="Arial" style:language-asian="ja" style:country-asian="JP"/>
    </style:style>
    <style:style style:name="T46" style:parent-style-name="DefaultParagraphFont" style:family="text">
      <style:text-properties style:font-name="Arial" style:language-asian="ja" style:country-asian="JP"/>
    </style:style>
    <style:style style:name="T47" style:parent-style-name="DefaultParagraphFont" style:family="text">
      <style:text-properties style:font-name="Arial" style:language-asian="ja" style:country-asian="JP"/>
    </style:style>
    <style:style style:name="T48" style:parent-style-name="DefaultParagraphFont" style:family="text">
      <style:text-properties style:font-name="Arial" style:text-position="super 66.6%" style:language-asian="ja" style:country-asian="JP"/>
    </style:style>
    <style:style style:name="T49" style:parent-style-name="DefaultParagraphFont" style:family="text">
      <style:text-properties style:font-name="Arial" style:language-asian="ja" style:country-asian="JP"/>
    </style:style>
    <style:style style:name="T50" style:parent-style-name="DefaultParagraphFont" style:family="text">
      <style:text-properties style:font-name="Arial" style:language-asian="ja" style:country-asian="JP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top="0.118in"/>
      <style:text-properties style:font-name="Arial" fo:font-weight="bold" style:font-weight-asian="bold" style:font-weight-complex="bold" fo:color="#00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Arial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Arial"/>
    </style:style>
    <style:style style:name="T62" style:parent-style-name="DefaultParagraphFont" style:family="text">
      <style:text-properties style:font-name="Arial" style:language-asian="ja" style:country-asian="JP"/>
    </style:style>
    <style:style style:name="T63" style:parent-style-name="DefaultParagraphFont" style:family="text">
      <style:text-properties style:font-name="Arial"/>
    </style:style>
    <style:style style:name="T64" style:parent-style-name="DefaultParagraphFont" style:family="text">
      <style:text-properties style:font-name="Arial" style:language-asian="ja" style:country-asian="JP"/>
    </style:style>
    <style:style style:name="T65" style:parent-style-name="DefaultParagraphFont" style:family="text">
      <style:text-properties style:font-name="Arial" style:text-position="super 66.6%" style:language-asian="ja" style:country-asian="JP"/>
    </style:style>
    <style:style style:name="T66" style:parent-style-name="DefaultParagraphFont" style:family="text">
      <style:text-properties style:font-name="Arial" style:language-asian="ja" style:country-asian="JP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72" style:parent-style-name="Standard" style:family="paragraph">
      <style:text-properties style:font-name="Arial"/>
    </style:style>
    <style:style style:name="TableCell73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74" style:parent-style-name="Standard" style:family="paragraph">
      <style:text-properties style:font-name="Arial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text-properties style:font-name="Arial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text-properties style:font-name="Arial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text-properties style:font-name="Arial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style:font-name="Arial" fo:color="#141412"/>
    </style:style>
    <style:style style:name="T85" style:parent-style-name="DefaultParagraphFont" style:family="text">
      <style:text-properties style:font-name="Arial" fo:color="#141412"/>
    </style:style>
    <style:style style:name="T86" style:parent-style-name="DefaultParagraphFont" style:family="text">
      <style:text-properties style:font-name="Arial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top="0.118in"/>
    </style:style>
    <style:style style:name="T90" style:parent-style-name="DefaultParagraphFont" style:family="text">
      <style:text-properties style:font-name="Arial" fo:font-weight="bold" style:font-weight-asian="bold" style:font-weight-complex="bold" fo:color="#000000" fo:font-size="16pt" style:font-size-asian="16pt" style:font-size-complex="16pt" style:language-asian="ja" style:country-asian="JP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text-properties style:font-name="Arial" fo:color="#000000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T96" style:parent-style-name="DefaultParagraphFont" style:family="text">
      <style:text-properties style:font-name="Arial" fo:color="#000000"/>
    </style:style>
    <style:style style:name="T97" style:parent-style-name="DefaultParagraphFont" style:family="text">
      <style:text-properties style:font-name="Arial" fo:color="#000000"/>
    </style:style>
    <style:style style:name="T98" style:parent-style-name="DefaultParagraphFont" style:family="text">
      <style:text-properties style:font-name="Arial" style:font-name-complex="Arial" fo:color="#202124" fo:background-color="#FFFFFF"/>
    </style:style>
    <style:style style:name="T99" style:parent-style-name="DefaultParagraphFont" style:family="text">
      <style:text-properties style:font-name="Arial" fo:color="#000000"/>
    </style:style>
    <style:style style:name="T100" style:parent-style-name="DefaultParagraphFont" style:family="text">
      <style:text-properties style:font-name="Arial" style:language-asian="ja" style:country-asian="JP"/>
    </style:style>
    <style:style style:name="T101" style:parent-style-name="DefaultParagraphFont" style:family="text">
      <style:text-properties style:font-name="Arial" fo:color="#000000"/>
    </style:style>
    <style:style style:name="T102" style:parent-style-name="DefaultParagraphFont" style:family="text">
      <style:text-properties style:font-name="Arial" style:language-asian="ja" style:country-asian="JP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style:font-name="Arial" style:font-name-complex="Arial"/>
    </style:style>
    <style:style style:name="T106" style:parent-style-name="DefaultParagraphFont" style:family="text">
      <style:text-properties style:font-name="Arial" style:font-name-complex="Arial" style:text-position="sub 66.6%"/>
    </style:style>
    <style:style style:name="T107" style:parent-style-name="DefaultParagraphFont" style:family="text">
      <style:text-properties style:font-name="Arial" style:font-name-complex="Arial"/>
    </style:style>
    <style:style style:name="T108" style:parent-style-name="DefaultParagraphFont" style:family="text">
      <style:text-properties style:font-name="Arial" style:font-name-complex="Arial" style:text-position="sub 66.6%"/>
    </style:style>
    <style:style style:name="T109" style:parent-style-name="DefaultParagraphFont" style:family="text">
      <style:text-properties style:font-name="Arial" style:font-name-complex="Arial"/>
    </style:style>
    <style:style style:name="T110" style:parent-style-name="DefaultParagraphFont" style:family="text">
      <style:text-properties style:font-name="Arial" style:font-name-complex="Arial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Standard" style:family="paragraph">
      <style:text-properties style:font-name="Arial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fo:padding-top="0.0381in" fo:padding-left="0.0381in" fo:padding-bottom="0.0381in" fo:padding-right="0.0381in"/>
    </style:style>
    <style:style style:name="P119" style:parent-style-name="Standard" style:family="paragraph">
      <style:text-properties style:font-name="Arial"/>
    </style:style>
    <style:style style:name="TableCell120" style:family="table-cell">
      <style:table-cell-properties fo:border="none" style:writing-mode="lr-tb" fo:padding-top="0.0381in" fo:padding-left="0.0381in" fo:padding-bottom="0.0381in" fo:padding-right="0.0381in"/>
    </style:style>
    <style:style style:name="P121" style:parent-style-name="Standard" style:family="paragraph">
      <style:text-properties style:font-name="Arial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134" style:parent-style-name="Standard" style:family="paragraph">
      <style:text-properties style:font-name="Arial"/>
    </style:style>
    <style:style style:name="TableCell135" style:family="table-cell">
      <style:table-cell-properties fo:border-top="0.0034in solid #000000" fo:border-left="none" fo:border-bottom="none" fo:border-right="none" style:writing-mode="lr-tb" fo:padding-top="0in" fo:padding-left="0.0069in" fo:padding-bottom="0in" fo:padding-right="0.0069in"/>
    </style:style>
    <style:style style:name="P136" style:parent-style-name="Standard" style:family="paragraph">
      <style:text-properties style:font-name="Arial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Standard" style:family="paragraph">
      <style:text-properties style:font-name="Arial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style:font-name-complex="Arial" fo:color="#222222" fo:background-color="#FFFFFF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style:font-name-complex="Arial" fo:color="#222222" fo:font-size="11pt" style:font-size-asian="11pt" style:font-size-complex="11pt" fo:background-color="#FFFFFF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56" style:parent-style-name="DefaultParagraphFont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59" style:parent-style-name="DefaultParagraphFont" style:family="text">
      <style:text-properties style:font-name="Arial" fo:font-size="11pt" style:font-size-asian="11pt" style:font-size-complex="11pt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P161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P166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P168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.0381in" fo:padding-left="0.0381in" fo:padding-bottom="0.0381in" fo:padding-right="0.0381in"/>
    </style:style>
    <style:style style:name="P171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72" style:parent-style-name="DefaultParagraphFont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P174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75" style:parent-style-name="DefaultParagraphFont" style:family="text">
      <style:text-properties style:font-name="Arial" fo:font-size="11pt" style:font-size-asian="11pt" style:font-size-complex="11pt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none" style:writing-mode="lr-tb" fo:padding-top="0.0381in" fo:padding-left="0.0381in" fo:padding-bottom="0.0381in" fo:padding-right="0.0381in"/>
    </style:style>
    <style:style style:name="P180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none" style:writing-mode="lr-tb" fo:padding-top="0.0381in" fo:padding-left="0.0381in" fo:padding-bottom="0.0381in" fo:padding-right="0.0381in"/>
    </style:style>
    <style:style style:name="P187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P189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P191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style:writing-mode="lr-tb" fo:padding-top="0.0381in" fo:padding-left="0.0381in" fo:padding-bottom="0.0381in" fo:padding-right="0.0381in"/>
    </style:style>
    <style:style style:name="P194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none" style:writing-mode="lr-tb" fo:padding-top="0.0381in" fo:padding-left="0.0381in" fo:padding-bottom="0.0381in" fo:padding-right="0.0381in"/>
    </style:style>
    <style:style style:name="P201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P203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204" style:parent-style-name="DefaultParagraphFont" style:family="text">
      <style:text-properties style:font-name="Arial" fo:font-size="11pt" style:font-size-asian="11pt" style:font-size-complex="11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fo:padding-top="0.0381in" fo:padding-left="0.0381in" fo:padding-bottom="0.0381in" fo:padding-right="0.0381in"/>
    </style:style>
    <style:style style:name="P207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P211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.0381in" fo:padding-left="0.0381in" fo:padding-bottom="0.0381in" fo:padding-right="0.0381in"/>
    </style:style>
    <style:style style:name="P214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P218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writing-mode="lr-tb" fo:padding-top="0.0381in" fo:padding-left="0.0381in" fo:padding-bottom="0.0381in" fo:padding-right="0.0381in"/>
    </style:style>
    <style:style style:name="P221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P223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24" style:family="table-cell">
      <style:table-cell-properties fo:border="none" style:writing-mode="lr-tb" fo:padding-top="0in" fo:padding-left="0.0069in" fo:padding-bottom="0in" fo:padding-right="0.0069in"/>
    </style:style>
    <style:style style:name="P225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style:writing-mode="lr-tb" fo:padding-top="0.0381in" fo:padding-left="0.0381in" fo:padding-bottom="0.0381in" fo:padding-right="0.0381in"/>
    </style:style>
    <style:style style:name="P231" style:parent-style-name="Standard" style:family="paragraph">
      <style:text-properties style:font-name="Arial"/>
    </style:style>
    <style:style style:name="TableCell232" style:family="table-cell">
      <style:table-cell-properties fo:border="none" style:writing-mode="lr-tb" fo:padding-top="0.0381in" fo:padding-left="0.0381in" fo:padding-bottom="0.0381in" fo:padding-right="0.0381in"/>
    </style:style>
    <style:style style:name="P233" style:parent-style-name="Standard" style:family="paragraph">
      <style:text-properties style:font-name="Arial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none" style:writing-mode="lr-tb" fo:padding-top="0.0381in" fo:padding-left="0.0381in" fo:padding-bottom="0.0381in" fo:padding-right="0.0381in"/>
    </style:style>
    <style:style style:name="P236" style:parent-style-name="Standard" style:family="paragraph">
      <style:text-properties style:font-name="Arial"/>
    </style:style>
    <style:style style:name="TableCell237" style:family="table-cell">
      <style:table-cell-properties fo:border="none" style:writing-mode="lr-tb" fo:padding-top="0.0381in" fo:padding-left="0.0381in" fo:padding-bottom="0.0381in" fo:padding-right="0.0381in"/>
    </style:style>
    <style:style style:name="P238" style:parent-style-name="Standard" style:family="paragraph">
      <style:text-properties style:font-name="Arial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margin-top="0.118in"/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margin-top="0.118in"/>
    </style:style>
    <style:style style:name="T245" style:parent-style-name="DefaultParagraphFont" style:family="text">
      <style:text-properties style:font-name="Arial" fo:font-weight="bold" style:font-weight-asian="bold" style:font-weight-complex="bold" fo:color="#000000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Arial"/>
    </style:style>
    <style:style style:name="TableCell24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Arial"/>
    </style:style>
    <style:style style:name="TableCell25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Arial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Arial"/>
    </style:style>
    <style:style style:name="TableCell256" style:family="table-cell">
      <style:table-cell-properties fo:border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Arial" fo:font-size="10pt" style:font-size-asian="10pt" style:font-size-complex="10pt"/>
    </style:style>
    <style:style style:name="TableCell258" style:family="table-cell">
      <style:table-cell-properties fo:border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Arial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Arial"/>
    </style:style>
    <style:style style:name="TableCell263" style:family="table-cell">
      <style:table-cell-properties fo:border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Arial" fo:font-size="10pt" style:font-size-asian="10pt" style:font-size-complex="10pt"/>
    </style:style>
    <style:style style:name="TableCell265" style:family="table-cell">
      <style:table-cell-properties fo:border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Arial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Arial"/>
    </style:style>
    <style:style style:name="TableCell270" style:family="table-cell">
      <style:table-cell-properties fo:border="none" style:writing-mode="lr-tb" fo:padding-top="0.0381in" fo:padding-left="0.0381in" fo:padding-bottom="0.0381in" fo:padding-right="0.0381in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TableCell272" style:family="table-cell">
      <style:table-cell-properties fo:border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widows="2" fo:orphans="2"/>
      <style:text-properties style:font-name="Arial" fo:color="#333333"/>
    </style:style>
    <style:style style:name="P274" style:parent-style-name="TableContents" style:family="paragraph">
      <style:paragraph-properties fo:widows="2" fo:orphans="2"/>
      <style:text-properties style:font-name="Arial" fo:color="#333333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Arial"/>
    </style:style>
    <style:style style:name="TableCell278" style:family="table-cell">
      <style:table-cell-properties fo:border="none" style:writing-mode="lr-tb" fo:padding-top="0.0381in" fo:padding-left="0.0381in" fo:padding-bottom="0.0381in" fo:padding-right="0.0381in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TableCell280" style:family="table-cell">
      <style:table-cell-properties fo:border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Arial"/>
    </style:style>
    <style:style style:name="P282" style:parent-style-name="TableContents" style:family="paragraph">
      <style:text-properties style:font-name="Arial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margin-top="0.118in"/>
      <style:text-properties style:font-name="Arial" fo:font-weight="bold" style:font-weight-asian="bold" style:font-weight-complex="bold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Arial"/>
    </style:style>
    <style:style style:name="TableCell289" style:family="table-cell">
      <style:table-cell-properties fo:border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Arial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T296" style:parent-style-name="DefaultParagraphFont" style:family="text">
      <style:text-properties style:font-name="Arial"/>
    </style:style>
    <style:style style:name="T297" style:parent-style-name="DefaultParagraphFont" style:family="text">
      <style:text-properties style:font-name="Arial" style:language-asian="ja" style:country-asian="JP"/>
    </style:style>
    <style:style style:name="T298" style:parent-style-name="DefaultParagraphFont" style:family="text">
      <style:text-properties style:font-name="Arial"/>
    </style:style>
    <style:style style:name="T299" style:parent-style-name="DefaultParagraphFont" style:family="text">
      <style:text-properties style:font-name="Arial" style:language-asian="ja" style:country-asian="JP"/>
    </style:style>
    <style:style style:name="T300" style:parent-style-name="DefaultParagraphFont" style:family="text">
      <style:text-properties style:font-name="Arial"/>
    </style:style>
    <style:style style:name="TableColumn302" style:family="table-column">
      <style:table-column-properties style:column-width="2.4576in"/>
    </style:style>
    <style:style style:name="TableColumn303" style:family="table-column">
      <style:table-column-properties style:column-width="1.3819in"/>
    </style:style>
    <style:style style:name="TableColumn304" style:family="table-column">
      <style:table-column-properties style:column-width="2.8465in"/>
    </style:style>
    <style:style style:name="Table301" style:family="table">
      <style:table-properties style:width="6.6861in" fo:margin-left="0in" table:align="left"/>
    </style:style>
    <style:style style:name="TableRow305" style:family="table-row">
      <style:table-row-properties/>
    </style:style>
    <style:style style:name="TableCell3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307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ableCell3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ableRow310" style:family="table-row">
      <style:table-row-properties/>
    </style:style>
    <style:style style:name="TableCell3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text-properties style:font-name="Arial"/>
    </style:style>
    <style:style style:name="TableCell3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14" style:parent-style-name="Standard" style:family="paragraph">
      <style:text-properties style:font-name="Arial"/>
    </style:style>
    <style:style style:name="TableCell3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316" style:parent-style-name="DefaultParagraphFont" style:family="text">
      <style:text-properties style:font-name="Arial"/>
    </style:style>
    <style:style style:name="T317" style:parent-style-name="Hyperlink" style:family="text">
      <style:text-properties style:font-name="Arial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fo:padding-top="0in" fo:padding-left="0.075in" fo:padding-bottom="0in" fo:padding-right="0.075in"/>
    </style:style>
    <style:style style:name="T320" style:parent-style-name="DefaultParagraphFont" style:family="text">
      <style:text-properties style:font-name="Arial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Standard" style:family="paragraph">
      <style:text-properties style:font-name="Arial"/>
    </style:style>
    <style:style style:name="TableCell323" style:family="table-cell">
      <style:table-cell-properties fo:border="none" style:writing-mode="lr-tb" fo:padding-top="0in" fo:padding-left="0.075in" fo:padding-bottom="0in" fo:padding-right="0.075in"/>
    </style:style>
    <style:style style:name="T324" style:parent-style-name="DefaultParagraphFont" style:family="text">
      <style:text-properties style:font-name="Arial"/>
    </style:style>
    <style:style style:name="T325" style:parent-style-name="Hyperlink" style:family="text">
      <style:text-properties style:font-name="Arial"/>
    </style:style>
    <style:style style:name="TableRow326" style:family="table-row">
      <style:table-row-properties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T328" style:parent-style-name="DefaultParagraphFont" style:family="text">
      <style:text-properties style:font-name="Arial"/>
    </style:style>
    <style:style style:name="T329" style:parent-style-name="DefaultParagraphFont" style:family="text">
      <style:text-properties style:font-name="Arial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Standard" style:family="paragraph">
      <style:text-properties style:font-name="Arial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T333" style:parent-style-name="DefaultParagraphFont" style:family="text">
      <style:text-properties style:font-name="Arial"/>
    </style:style>
    <style:style style:name="T334" style:parent-style-name="Hyperlink" style:family="text">
      <style:text-properties style:font-name="Arial"/>
    </style:style>
    <style:style style:name="TableRow335" style:family="table-row">
      <style:table-row-properties/>
    </style:style>
    <style:style style:name="TableCell336" style:family="table-cell">
      <style:table-cell-properties fo:border="none" style:writing-mode="lr-tb" fo:padding-top="0in" fo:padding-left="0.075in" fo:padding-bottom="0in" fo:padding-right="0.075in"/>
    </style:style>
    <style:style style:name="T337" style:parent-style-name="DefaultParagraphFont" style:family="text">
      <style:text-properties style:font-name="Arial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T339" style:parent-style-name="DefaultParagraphFont" style:family="text">
      <style:text-properties style:font-name="Arial"/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T341" style:parent-style-name="DefaultParagraphFont" style:family="text">
      <style:text-properties style:font-name="Arial"/>
    </style:style>
    <style:style style:name="T342" style:parent-style-name="Hyperlink" style:family="text">
      <style:text-properties style:font-name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7">
            <text:p text:style-name="P11">CV - Luke Elliot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Address</text:p>
          </table:table-cell>
          <table:table-cell table:style-name="TableCell15" table:number-columns-spanned="6">
            <text:p text:style-name="P16">Home: 9 Peacock Place, Bonnyrigg, Midlothian, EH19 3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Phone</text:p>
          </table:table-cell>
          <table:table-cell table:style-name="TableCell20" table:number-columns-spanned="3">
            <text:p text:style-name="P21">Home: 0131 663 4055</text:p>
          </table:table-cell>
          <table:covered-table-cell/>
          <table:covered-table-cell/>
          <table:table-cell table:style-name="TableCell22" table:number-columns-spanned="3">
            <text:p text:style-name="P23">Mobile: 07531165688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Email</text:p>
          </table:table-cell>
          <table:table-cell table:style-name="TableCell27" table:number-columns-spanned="3">
            <text:p text:style-name="P28">University: le27@st-andrews.ac.uk</text:p>
          </table:table-cell>
          <table:covered-table-cell/>
          <table:covered-table-cell/>
          <table:table-cell table:style-name="TableCell29" table:number-columns-spanned="3">
            <text:p text:style-name="Standard"><text:span text:style-name="T30">Personal: luke.elliott142857</text:span><text:span text:style-name="T31">@</text:span><text:span text:style-name="T32">gmail</text:span><text:span text:style-name="T33">.</text:span><text:span text:style-name="T34">com</text:span></text:p>
          </table:table-cell>
          <table:covered-table-cell/>
          <table:covered-table-cell/>
        </table:table-row>
        <table:table-row table:style-name="TableRow35">
          <table:table-cell table:style-name="TableCell36">
            <text:p text:style-name="P37">Website</text:p>
          </table:table-cell>
          <table:table-cell table:style-name="TableCell38" table:number-columns-spanned="6">
            <text:p text:style-name="P39">https://le27.github.io/Luke-Elliott/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Date</text:p>
          </table:table-cell>
          <table:table-cell table:style-name="TableCell43" table:number-columns-spanned="6">
            <text:p text:style-name="Standard"><text:span text:style-name="T44">This document was last updated on<text:s/></text:span><text:span text:style-name="T45">February</text:span><text:span text:style-name="T46"><text:s/></text:span><text:span text:style-name="T47">7</text:span><text:span text:style-name="T48">th</text:span><text:span text:style-name="T49"><text:s/>202</text:span><text:span text:style-name="T50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7">
            <text:p text:style-name="P53">Degre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7">
            <text:p text:style-name="P56">St Andrews University – Ph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P59">2018-2021</text:p>
          </table:table-cell>
          <table:table-cell table:style-name="TableCell60" table:number-columns-spanned="6">
            <text:p text:style-name="TableContents"><text:span text:style-name="T61">Thesis: On constructing topology from algebra (submitted 27/9</text:span><text:span text:style-name="T62">/2021)</text:span></text:p>
            <text:p text:style-name="TableContents"><text:span text:style-name="T63">Viva pass date:<text:s/></text:span><text:span text:style-name="T64">December 16</text:span><text:span text:style-name="T65">th</text:span><text:span text:style-name="T66"><text:s/>202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">
          <table:table-cell table:style-name="TableCell68" table:number-columns-spanned="7">
            <text:p text:style-name="P69">Work Experience in Academ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P72">2021-present</text:p>
          </table:table-cell>
          <table:table-cell table:style-name="TableCell73" table:number-columns-spanned="6">
            <text:p text:style-name="P74">Research Fellow, School of Mathematics and Statistics, University of St Andrew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>
            <text:p text:style-name="P77">2018-2021</text:p>
          </table:table-cell>
          <table:table-cell table:style-name="TableCell78" table:number-columns-spanned="6">
            <text:p text:style-name="P79">PhD Student at the University of St Andrews (includes tutoring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>
            <text:p text:style-name="P82">2017</text:p>
          </table:table-cell>
          <table:table-cell table:style-name="TableCell83" table:number-columns-spanned="6">
            <text:p text:style-name="Standard"><text:span text:style-name="T84">Laidlaw Undergraduate Research and<text:s/></text:span><text:span text:style-name="T85">Leadership Programme:</text:span><text:span text:style-name="T86"><text:s/>Writing algorithms concerning commutative semigroups supervised by Prof James Mitchell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7">
            <text:p text:style-name="P89"><text:span text:style-name="T90">Pape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 table:number-columns-spanned="7">
            <text:p text:style-name="P93">Luke Elliott. Unindexed subshifts of finite type and their connection to automorphisms of Thompson’s groups, 2021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7">
            <text:p text:style-name="Standard"><text:span text:style-name="T96">L. Elliott, J.<text:s/></text:span><text:span text:style-name="T97">Jonuŝas, Z. Mesyan, J. D. Mitchell, M. Morayne, and Y. P</text:span><text:span text:style-name="T98">é</text:span><text:span text:style-name="T99">resse. Automatic continuity, unique Polish topologies, and Zariski topologies on monoids and clones,<text:s/></text:span><text:span text:style-name="T100">submitted,</text:span><text:span text:style-name="T101"><text:s/>2021</text:span><text:span text:style-name="T102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7">
            <text:p text:style-name="Standard"><text:span text:style-name="T105">Luke Elliott. A description of Aut(dV</text:span><text:span text:style-name="T106">n</text:span><text:span text:style-name="T107">) and Out(dV</text:span><text:span text:style-name="T108">n</text:span><text:span text:style-name="T109">) using<text:s/></text:span><text:span text:style-name="T110">transducers, submitted, 202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7">
            <text:p text:style-name="P113">Collin Bleak, Luke Elliott, and James Hyde. Sufficient conditions for a group of homeomorphisms of the cantor set to be two-generated, submitted, 2020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7">
            <text:p text:style-name="P116">Technical 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 table:number-columns-spanned="2">
            <text:p text:style-name="P119">Programming</text:p>
          </table:table-cell>
          <table:covered-table-cell/>
          <table:table-cell table:style-name="TableCell120" table:number-columns-spanned="5">
            <text:p text:style-name="P121">GAP, Python, LaTeX</text:p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7">
            <text:p text:style-name="P124">Award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">
          <table:table-cell table:style-name="TableCell126" table:number-columns-spanned="7">
            <text:p text:style-name="P127">St<text:s/>Andrews Dean's list 2015, 2016, 2017, 2018,<text:s/></text:p>
            <text:p text:style-name="P128">Scottish Mathematical Council “Maths Challenge” gold award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7">
            <text:p text:style-name="P131">Talk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 table:number-columns-spanned="3">
            <text:p text:style-name="P134">Talk</text:p>
          </table:table-cell>
          <table:covered-table-cell/>
          <table:covered-table-cell/>
          <table:table-cell table:style-name="TableCell135" table:number-columns-spanned="3">
            <text:p text:style-name="P136">Venue</text:p>
          </table:table-cell>
          <table:covered-table-cell/>
          <table:covered-table-cell/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 table:number-columns-spanned="3">
            <text:p text:style-name="P141">Unindexed subshifts of finite type</text:p>
          </table:table-cell>
          <table:covered-table-cell/>
          <table:covered-table-cell/>
          <table:table-cell table:style-name="TableCell142" table:number-columns-spanned="3">
            <text:p text:style-name="P143">Analysis Seminar<text:s/>(Glasgow)<text:s/>2022</text:p>
          </table:table-cell>
          <table:covered-table-cell/>
          <table:covered-table-cell/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 table:number-columns-spanned="3">
            <text:p text:style-name="P148">Removing indexing from shift spaces</text:p>
          </table:table-cell>
          <table:covered-table-cell/>
          <table:covered-table-cell/>
          <table:table-cell table:style-name="TableCell149" table:number-columns-spanned="3">
            <text:p text:style-name="P150">Pure Postgraduate Seminar (St Andrews) 2021</text:p>
          </table:table-cell>
          <table:covered-table-cell/>
          <table:covered-table-cell/>
          <table:table-cell table:style-name="TableCell151">
            <text:p text:style-name="P152"/>
          </table:table-cell>
        </table:table-row>
        <text:soft-page-break/>
        <table:table-row table:style-name="TableRow153">
          <table:table-cell table:style-name="TableCell154" table:number-columns-spanned="3">
            <text:p text:style-name="P155"><text:span text:style-name="T156">Removing indexing from shift spaces</text:span></text:p>
          </table:table-cell>
          <table:covered-table-cell/>
          <table:covered-table-cell/>
          <table:table-cell table:style-name="TableCell157" table:number-columns-spanned="3">
            <text:p text:style-name="P158"><text:span text:style-name="T159">Algebra and combinatorics seminar (St Andrews) 2021</text:span></text:p>
          </table:table-cell>
          <table:covered-table-cell/>
          <table:covered-table-cell/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 table:number-columns-spanned="3">
            <text:p text:style-name="P164">Automorphisms of the Brin-Thompson groups nV</text:p>
          </table:table-cell>
          <table:covered-table-cell/>
          <table:covered-table-cell/>
          <table:table-cell table:style-name="TableCell165" table:number-columns-spanned="3">
            <text:p text:style-name="P166">Young geometric group theory X (Newcastle) 2021</text:p>
          </table:table-cell>
          <table:covered-table-cell/>
          <table:covered-table-cell/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 table:number-columns-spanned="3">
            <text:p text:style-name="P171"><text:span text:style-name="T172">Finding topologies for semigroups.</text:span></text:p>
          </table:table-cell>
          <table:covered-table-cell/>
          <table:covered-table-cell/>
          <table:table-cell table:style-name="TableCell173" table:number-columns-spanned="3">
            <text:p text:style-name="P174"><text:span text:style-name="T175">Pure Postgraduate Seminar (St Andrews) 2021</text:span></text:p>
          </table:table-cell>
          <table:covered-table-cell/>
          <table:covered-table-cell/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 table:number-columns-spanned="3">
            <text:p text:style-name="P180">Automorphisms of the Brin-Thompson groups nV</text:p>
          </table:table-cell>
          <table:covered-table-cell/>
          <table:covered-table-cell/>
          <table:table-cell table:style-name="TableCell181" table:number-columns-spanned="3">
            <text:p text:style-name="P182">London Mathematical Society Virtual Graduate Student Meeting 2020</text:p>
          </table:table-cell>
          <table:covered-table-cell/>
          <table:covered-table-cell/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 table:number-columns-spanned="3">
            <text:p text:style-name="P187">Rubin's Theorem</text:p>
          </table:table-cell>
          <table:covered-table-cell/>
          <table:covered-table-cell/>
          <table:table-cell table:style-name="TableCell188" table:number-columns-spanned="3">
            <text:p text:style-name="P189">St Andrews Research Day 2020</text:p>
          </table:table-cell>
          <table:covered-table-cell/>
          <table:covered-table-cell/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 table:number-columns-spanned="3">
            <text:p text:style-name="P194">Topological Semigroups.</text:p>
          </table:table-cell>
          <table:covered-table-cell/>
          <table:covered-table-cell/>
          <table:table-cell table:style-name="TableCell195" table:number-columns-spanned="3">
            <text:p text:style-name="P196">St Andrews Burn Trip 2020</text:p>
          </table:table-cell>
          <table:covered-table-cell/>
          <table:covered-table-cell/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 table:number-columns-spanned="3">
            <text:p text:style-name="P201">Automorphisms of nV</text:p>
          </table:table-cell>
          <table:covered-table-cell/>
          <table:covered-table-cell/>
          <table:table-cell table:style-name="TableCell202" table:number-columns-spanned="4">
            <text:p text:style-name="P203"><text:span text:style-name="T204">Pure Postgraduate Seminar (St Andrews) 2019</text:span></text:p>
          </table:table-cell>
          <table:covered-table-cell/>
          <table:covered-table-cell/>
          <table:covered-table-cell/>
        </table:table-row>
        <table:table-row table:style-name="TableRow205">
          <table:table-cell table:style-name="TableCell206" table:number-columns-spanned="3">
            <text:p text:style-name="P207">Vigorous Homeomorphism groups</text:p>
          </table:table-cell>
          <table:covered-table-cell/>
          <table:covered-table-cell/>
          <table:table-cell table:style-name="TableCell208" table:number-columns-spanned="3">
            <text:p text:style-name="P209">St Andrews Burn Trip 2019</text:p>
          </table:table-cell>
          <table:covered-table-cell/>
          <table:covered-table-cell/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 table:number-columns-spanned="3">
            <text:p text:style-name="P214">Polish Semigroups</text:p>
          </table:table-cell>
          <table:covered-table-cell/>
          <table:covered-table-cell/>
          <table:table-cell table:style-name="TableCell215" table:number-columns-spanned="3">
            <text:p text:style-name="P216">2019 EMS Postgraduate Meeting for Students</text:p>
          </table:table-cell>
          <table:covered-table-cell/>
          <table:covered-table-cell/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 table:number-columns-spanned="3">
            <text:p text:style-name="P221">Polish Semigroups</text:p>
          </table:table-cell>
          <table:covered-table-cell/>
          <table:covered-table-cell/>
          <table:table-cell table:style-name="TableCell222" table:number-columns-spanned="3">
            <text:p text:style-name="P223">Algebra and combinatorics seminar (St Andrews) 2018</text:p>
          </table:table-cell>
          <table:covered-table-cell/>
          <table:covered-table-cell/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 table:number-columns-spanned="7">
            <text:p text:style-name="P228">Positions of Responsi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9">
          <table:table-cell table:style-name="TableCell230">
            <text:p text:style-name="P231">2016-present</text:p>
          </table:table-cell>
          <table:table-cell table:style-name="TableCell232" table:number-columns-spanned="6">
            <text:p text:style-name="P233">Treasurer of St<text:s/>Andrew's Anime Socie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4">
          <table:table-cell table:style-name="TableCell235">
            <text:p text:style-name="P236">2019</text:p>
          </table:table-cell>
          <table:table-cell table:style-name="TableCell237" table:number-columns-spanned="6">
            <text:p text:style-name="P238">Organiser of St Andrews PhD student burn trip (with 4 other organiser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9">
          <table:table-cell table:style-name="TableCell240" table:number-columns-spanned="7">
            <text:p text:style-name="P241">Edu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2">
          <table:table-cell table:style-name="TableCell243" table:number-columns-spanned="7">
            <text:p text:style-name="P244"><text:span text:style-name="T245">St Andrews University – MMath (Hons) Mathematics (Fast Track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6">
          <table:table-cell table:style-name="TableCell247">
            <text:p text:style-name="P248">Year</text:p>
          </table:table-cell>
          <table:table-cell table:style-name="TableCell249" table:number-columns-spanned="4">
            <text:p text:style-name="P250">Modules</text:p>
          </table:table-cell>
          <table:covered-table-cell/>
          <table:covered-table-cell/>
          <table:covered-table-cell/>
          <table:table-cell table:style-name="TableCell251" table:number-columns-spanned="2">
            <text:p text:style-name="P252">Average Grade</text:p>
          </table:table-cell>
          <table:covered-table-cell/>
        </table:table-row>
        <table:table-row table:style-name="TableRow253">
          <table:table-cell table:style-name="TableCell254">
            <text:p text:style-name="P255">2017/18</text:p>
          </table:table-cell>
          <table:table-cell table:style-name="TableCell256" table:number-columns-spanned="4">
            <text:p text:style-name="P257">Topics in Groups, Independent Study<text:s/>(Algebraic Topology), Real and Abstract Analysis, Semigroups, Dissertation (Infinite Symmetric Groups)</text:p>
          </table:table-cell>
          <table:covered-table-cell/>
          <table:covered-table-cell/>
          <table:covered-table-cell/>
          <table:table-cell table:style-name="TableCell258" table:number-columns-spanned="2">
            <text:p text:style-name="P259">19.1</text:p>
          </table:table-cell>
          <table:covered-table-cell/>
        </table:table-row>
        <table:table-row table:style-name="TableRow260">
          <table:table-cell table:style-name="TableCell261">
            <text:p text:style-name="P262">2016/17</text:p>
          </table:table-cell>
          <table:table-cell table:style-name="TableCell263" table:number-columns-spanned="4">
            <text:p text:style-name="P264">Graph Theory, Measure and Ergodic Theory, Real Analysis, Advanced Symbolic Computation, Galois Theory, Groups, Topics in Geometry and Analysis</text:p>
          </table:table-cell>
          <table:covered-table-cell/>
          <table:covered-table-cell/>
          <table:covered-table-cell/>
          <table:table-cell table:style-name="TableCell265" table:number-columns-spanned="2">
            <text:p text:style-name="P266">19.3</text:p>
          </table:table-cell>
          <table:covered-table-cell/>
        </table:table-row>
        <table:table-row table:style-name="TableRow267">
          <table:table-cell table:style-name="TableCell268">
            <text:p text:style-name="P269">2015/16</text:p>
          </table:table-cell>
          <table:table-cell table:style-name="TableCell270" table:number-columns-spanned="4">
            <text:p text:style-name="P271">Analysis, Complex Analysis, Differential Equations, Finite Mathematics, Linear Mathematics 2, Algebra: Rings and Fields, Mathematical Programming, Number Theory, Statistical Inference, Topology</text:p>
          </table:table-cell>
          <table:covered-table-cell/>
          <table:covered-table-cell/>
          <table:covered-table-cell/>
          <table:table-cell table:style-name="TableCell272" table:number-columns-spanned="2">
            <text:p text:style-name="P273">17.5</text:p>
            <text:p text:style-name="P274"/>
          </table:table-cell>
          <table:covered-table-cell/>
        </table:table-row>
        <table:table-row table:style-name="TableRow275">
          <table:table-cell table:style-name="TableCell276">
            <text:p text:style-name="P277">2014/15</text:p>
          </table:table-cell>
          <table:table-cell table:style-name="TableCell278" table:number-columns-spanned="4">
            <text:p text:style-name="P279">Mathematics,<text:s/>Combinatorics and Probability, Multivariate Calculus, Topics in Mathematics: Problem-solving techniques, Abstract Algebra, Linear Mathematics, Mathematical Modelling, Vector Calculus</text:p>
          </table:table-cell>
          <table:covered-table-cell/>
          <table:covered-table-cell/>
          <table:covered-table-cell/>
          <table:table-cell table:style-name="TableCell280" table:number-columns-spanned="2">
            <text:p text:style-name="P281">18.5</text:p>
            <text:p text:style-name="P282"/>
          </table:table-cell>
          <table:covered-table-cell/>
        </table:table-row>
        <table:table-row table:style-name="TableRow283">
          <table:table-cell table:style-name="TableCell284" table:number-columns-spanned="7">
            <text:p text:style-name="P285">Stewart's Melville College, Edinburg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6">
          <table:table-cell table:style-name="TableCell287">
            <text:p text:style-name="P288">2013/14</text:p>
          </table:table-cell>
          <table:table-cell table:style-name="TableCell289" table:number-columns-spanned="6">
            <text:p text:style-name="P290">Advanced<text:s/>Higher: Pure Maths (A), Applied Maths (A), Physics (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1">
          <table:table-cell table:style-name="TableCell292" table:number-columns-spanned="7">
            <text:p text:style-name="P293">Interests &amp; Activ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4">
          <table:table-cell table:style-name="TableCell295" table:number-columns-spanned="7">
            <text:p text:style-name="Standard"><text:span text:style-name="T296">Maths,<text:s/></text:span><text:span text:style-name="T297">Japanese</text:span><text:span text:style-name="T298">, Anime,<text:s/></text:span><text:span text:style-name="T299">Video/Board<text:s/></text:span><text:span text:style-name="T300">gam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Standard"><text:span text:style-name="T307">Referees</text:span></text:p>
          </table:table-cell>
          <table:table-cell table:style-name="TableCell308">
            <text:p text:style-name="Standard"/>
          </table:table-cell>
          <table:table-cell table:style-name="TableCell309">
            <text:p text:style-name="Standard"/>
          </table:table-cell>
        </table:table-row>
        <table:table-row table:style-name="TableRow310">
          <table:table-cell table:style-name="TableCell311">
            <text:p text:style-name="P312">Dr Collin Bleak</text:p>
          </table:table-cell>
          <table:table-cell table:style-name="TableCell313">
            <text:p text:style-name="P314">PhD Supervisor</text:p>
          </table:table-cell>
          <table:table-cell table:style-name="TableCell315">
            <text:p text:style-name="Standard"><text:span text:style-name="T316">Email:<text:s/></text:span><text:a xlink:href="mailto:cb211@st-andrews.ac.uk" office:target-frame-name="_top" xlink:show="replace"><text:span text:style-name="T317">cb211@st-andrews.ac.uk</text:span></text:a></text:p>
          </table:table-cell>
        </table:table-row>
        <table:table-row table:style-name="TableRow318">
          <table:table-cell table:style-name="TableCell319">
            <text:p text:style-name="Standard"><text:span text:style-name="T320">Prof. James Mitchell</text:span></text:p>
          </table:table-cell>
          <table:table-cell table:style-name="TableCell321">
            <text:p text:style-name="P322">PhD Supervisor</text:p>
          </table:table-cell>
          <table:table-cell table:style-name="TableCell323">
            <text:p text:style-name="Standard"><text:span text:style-name="T324">Email:<text:s/></text:span><text:a xlink:href="mailto:jdm3@st-andrews.ac.uk" office:target-frame-name="_top" xlink:show="replace"><text:span text:style-name="T325">jdm3@st-andrews.ac.uk</text:span></text:a></text:p>
          </table:table-cell>
        </table:table-row>
        <table:table-row table:style-name="TableRow326">
          <table:table-cell table:style-name="TableCell327">
            <text:p text:style-name="Standard"><text:span text:style-name="T328">Prof.</text:span><text:s/><text:span text:style-name="T329">Volodymyr Nekrashevych</text:span></text:p>
          </table:table-cell>
          <table:table-cell table:style-name="TableCell330">
            <text:p text:style-name="P331">Viva Examiner</text:p>
          </table:table-cell>
          <table:table-cell table:style-name="TableCell332">
            <text:p text:style-name="Standard"><text:span text:style-name="T333">Email:</text:span><text:s/><text:a xlink:href="mailto:nekrash@math.tamu.edu" office:target-frame-name="_top" xlink:show="replace"><text:span text:style-name="T334">nekrash@math.tamu.edu</text:span></text:a></text:p>
          </table:table-cell>
        </table:table-row>
        <table:table-row table:style-name="TableRow335">
          <table:table-cell table:style-name="TableCell336">
            <text:p text:style-name="Standard"><text:span text:style-name="T337">Prof. Michał Morayne</text:span></text:p>
          </table:table-cell>
          <table:table-cell table:style-name="TableCell338">
            <text:p text:style-name="Standard"><text:span text:style-name="T339">Coauthor</text:span></text:p>
          </table:table-cell>
          <table:table-cell table:style-name="TableCell340">
            <text:p text:style-name="Standard"><text:span text:style-name="T341">Email:<text:s/></text:span><text:a xlink:href="mailto:Michal.Morayne@pwr.edu.pl" office:target-frame-name="_top" xlink:show="replace"><text:span text:style-name="T342">Michal.Morayne@pwr.edu.pl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游ゴシック Light" svg:font-family="游ゴシック Light" style:font-family-generic="modern" style:font-pitch="variable" svg:panose-1="2 11 3 0 0 0 0 0 0 0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SimSun" style:font-name-complex="Arial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游ゴシック Light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Calibri Light" style:font-name-asian="游ゴシック Light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uke Elliott</meta:initial-creator>
    <dc:creator>Luke Elliott</dc:creator>
    <meta:creation-date>2021-12-22T15:50:00Z</meta:creation-date>
    <dc:date>2022-02-07T15:40:00Z</dc:date>
    <meta:print-date>2022-02-07T15:39:00Z</meta:print-date>
    <meta:template xlink:href="Normal.dotm" xlink:type="simple"/>
    <meta:editing-cycles>6</meta:editing-cycles>
    <meta:editing-duration>PT5220S</meta:editing-duration>
    <meta:document-statistic meta:page-count="2" meta:paragraph-count="8" meta:word-count="610" meta:character-count="4079" meta:row-count="28" meta:non-whitespace-character-count="3477"/>
  </office:meta>
</office:document-meta>
</file>